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Fine_20_Dashed" svg:stroke-color="#ff0000" draw:fill="none" draw:fill-color="#ffffff" draw:textarea-horizontal-align="left" draw:textarea-vertical-align="bottom" draw:auto-grow-height="false"/>
    </style:style>
    <style:style style:name="gr6" style:family="graphic" style:parent-style-name="standard">
      <style:graphic-properties draw:stroke="solid" draw:stroke-dash="Fine_20_Dashed" svg:stroke-color="#ff0000" draw:fill="none" draw:fill-color="#ffffff" draw:textarea-horizontal-align="left" draw:textarea-vertical-align="top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3cm" svg:x="1cm" svg:y="1cm">
          <text:p text:style-name="P1">Mail</text:p>
          <text:p text:style-name="P1">Sender</text:p>
          <text:p text:style-name="P1"><text:s/>(MUA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3cm" svg:x="16cm" svg:y="1cm">
          <text:p text:style-name="P1">Outbound</text:p>
          <text:p text:style-name="P1">Mai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3cm" svg:x="9cm" svg:y="8.5cm">
          <text:p text:style-name="P1">Mail</text:p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cm" svg:height="3cm" svg:x="1cm" svg:y="8.5cm">
          <text:p text:style-name="P1">Mail</text:p>
          <text:p text:style-name="P1">Recipient</text:p>
          <text:p text:style-name="P1">(MU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3cm" svg:x="17cm" svg:y="8.5cm">
          <text:p text:style-name="P1">Inbound</text:p>
          <text:p text:style-name="P1">Mail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cm" svg:y1="2.5cm" svg:x2="16cm" svg:y2="2.5cm" draw:start-shape="id1" draw:start-glue-point="1" draw:end-shape="id2" draw:end-glue-point="3" svg:d="m4000 2500h12000" svg:viewBox="0 0 12001 1">
          <text:p text:style-name="P1">SMTP</text:p>
          <text:p text:style-name="P1"/>
          <text:p text:style-name="P1">Configured Server</text:p>
        </draw:connector>
        <draw:connector draw:style-name="gr3" draw:text-style-name="P2" draw:layer="layout" svg:x1="18cm" svg:y1="4cm" svg:x2="18.5cm" svg:y2="8.5cm" draw:start-shape="id2" draw:start-glue-point="2" draw:end-shape="id3" draw:end-glue-point="0" svg:d="m18000 4000v2250h500v2250" svg:viewBox="0 0 501 4501">
          <text:p/>
        </draw:connector>
        <draw:frame draw:style-name="gr4" draw:text-style-name="P4" draw:layer="layout" svg:width="5.011cm" svg:height="1.673cm" svg:x="13cm" svg:y="5.5cm">
          <draw:text-box>
            <text:p text:style-name="P3">SMTP</text:p>
            <text:p text:style-name="P3">DNS MX lookup</text:p>
          </draw:text-box>
        </draw:frame>
        <draw:connector draw:style-name="gr2" draw:text-style-name="P1" draw:layer="layout" svg:x1="17cm" svg:y1="10cm" svg:x2="12cm" svg:y2="10cm" draw:start-shape="id3" draw:start-glue-point="3" draw:end-shape="id4" draw:end-glue-point="1" svg:d="m17000 10000h-5000" svg:viewBox="0 0 5001 1">
          <text:p text:style-name="P1">SMTP</text:p>
          <text:p text:style-name="P1"/>
          <text:p text:style-name="P1">Manual Route</text:p>
        </draw:connector>
        <draw:connector draw:style-name="gr2" draw:text-style-name="P1" draw:layer="layout" svg:x1="9cm" svg:y1="10cm" svg:x2="5cm" svg:y2="10cm" draw:start-shape="id4" draw:start-glue-point="3" draw:end-shape="id5" draw:end-glue-point="1" svg:d="m9000 10000h-4000" svg:viewBox="0 0 4001 1">
          <text:p text:style-name="P1">POP3/IMAP</text:p>
          <text:p text:style-name="P1"/>
          <text:p text:style-name="P1">Configured</text:p>
        </draw:connector>
        <draw:custom-shape draw:style-name="gr5" draw:text-style-name="P1" draw:layer="layout" svg:width="21cm" svg:height="5cm" svg:x="0cm" svg:y="0cm">
          <text:p text:style-name="P1">Sending IS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1cm" svg:height="5cm" svg:x="0cm" svg:y="7.5cm">
          <text:p text:style-name="P1">Receiving IS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